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ff8080" draw:textarea-horizontal-align="justify" draw:textarea-vertical-align="middle" draw:auto-grow-height="false" fo:min-height="0.153cm" fo:min-width="0.109cm"/>
    </style:style>
    <style:style style:name="gr4" style:family="graphic" style:parent-style-name="standard">
      <style:graphic-properties draw:fill-color="#999999" draw:textarea-vertical-align="middle"/>
    </style:style>
    <style:style style:name="gr5" style:family="graphic" style:parent-style-name="standard">
      <style:graphic-properties draw:fill-color="#000000" draw:textarea-vertical-align="middle"/>
    </style:style>
    <style:style style:name="gr6" style:family="graphic" style:parent-style-name="standard">
      <style:graphic-properties draw:fill-color="#ffd320" draw:textarea-vertical-align="middl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4c1900" draw:textarea-vertical-align="middle"/>
    </style:style>
    <style:style style:name="P1" style:family="paragraph">
      <loext:graphic-properties draw:fill-color="#ffcc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8080"/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d320"/>
      <style:paragraph-properties fo:text-align="center"/>
    </style:style>
    <style:style style:name="P7" style:family="paragraph">
      <loext:graphic-properties draw:fill-color="#4c1900"/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5.171cm" svg:height="3.491cm" svg:x="3.118cm" svg:y="8.657cm" svg:viewBox="0 0 5172 3492" svg:d="M46 0c-85 547-32 935 0 1488 45 778-15 1147 551 1433 565 285 1421 410 2039 552 607 139 1130-519 1709-827 630-335 789-965 827-1544l-165-1047z">
            <text:p/>
          </draw:path>
          <draw:path draw:style-name="gr2" draw:text-style-name="P2" draw:layer="layout" svg:width="5.817cm" svg:height="6.966cm" svg:x="2.834cm" svg:y="1.884cm" svg:viewBox="0 0 5818 6967" svg:d="M0 6711c275-669 217-1052 495-1702 661-1543 221-937 772-2095 183-678 680-1373 1048-1920 358-533 855-1347 1323-827 403 447 960 946 882 1599-80 665 689 1950 551 2646-116 584 239 760 276 1352l220 592 251 611z">
            <text:p/>
          </draw:path>
          <draw:path draw:style-name="gr2" draw:text-style-name="P2" draw:layer="layout" svg:width="8.167cm" svg:height="6.858cm" svg:x="1.648cm" svg:y="11.537cm" svg:viewBox="0 0 8168 6859" svg:d="M61 966c133-1433 8511-1191 8092 198-528 785-288 697-883 1799 361 1923-521 3392-452 3896-1570 0-5248-2-6818-2 75-489 61-2289 567-3732-250-280-485-882-506-2159z">
            <text:p/>
          </draw:path>
          <draw:custom-shape draw:style-name="gr3" draw:text-style-name="P3" draw:layer="layout" svg:width="0.859cm" svg:height="0.569cm" svg:x="5.12cm" svg:y="10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" draw:text-style-name="P4" draw:layer="layout" svg:width="6.419cm" svg:height="5.547cm" svg:x="2.458cm" svg:y="8.516cm" svg:viewBox="0 0 6420 5548" svg:d="M531 0c-525 278-850 1302-46 1905 348 261-540 932 331 1268 432 167-238 1168 661 1047 611-82 296 2001 937 1102 909-1274 513 650 1764-183 772-514 864 718 1286-698-275-1414 793-276 588-1213-55-480 363-1128 368-1654s-289-1083-491-1309c-404 73 370 63-291 26-556 1438-321 505-909 1570-698 1103-2766 787-3153 243-371-522-629-744-750-1323l-30-728z">
            <text:p/>
          </draw:path>
          <draw:path draw:style-name="gr5" draw:text-style-name="P5" draw:layer="layout" svg:width="7.241cm" svg:height="0.916cm" svg:x="1.738cm" svg:y="16.141cm" svg:viewBox="0 0 7242 917" svg:d="M113 6c-113 322-94 473-113 813 889 115 6339 164 7113-51 20-255 155-409 125-762-2342 21-4783-21-7125 0z">
            <text:p/>
          </draw:path>
          <draw:path draw:style-name="gr6" draw:text-style-name="P6" draw:layer="layout" svg:width="1.266cm" svg:height="0.876cm" svg:x="4.485cm" svg:y="16.171cm" svg:viewBox="0 0 1267 877" svg:d="M36 0c410 38 1167-12 1209 14s22 507-42 839c-396-17-807 38-1203 21 7-267 28-606 36-874z">
            <text:p/>
          </draw:path>
          <draw:custom-shape draw:style-name="gr7" draw:text-style-name="P5" draw:layer="layout" svg:width="0.185cm" svg:height="0.225cm" svg:x="4.207cm" svg:y="9.4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85cm" svg:height="0.225cm" svg:x="6.562cm" svg:y="9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12cm" svg:height="0.212cm" svg:x="2.354cm" svg:y="12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12cm" svg:height="0.212cm" svg:x="9.022cm" svg:y="12.4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12cm" svg:height="0.212cm" svg:x="2.317cm" svg:y="17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12cm" svg:height="0.212cm" svg:x="7.875cm" svg:y="17.7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2" draw:text-style-name="P2" draw:layer="layout" svg:width="4.94cm" svg:height="6.705cm" draw:transform="rotate (1.57777764380287) translate (13.3759270204116cm 22.1786915874019cm)" svg:viewBox="0 0 4941 6706" svg:d="M3586 91c-518-131-801-111-1323 0-737 157-474 1661-476 2223-2 540-142 2895-900 2910-451 9-1158 219-779 930 275 516 475 348 1044 446 522 90 1164 0 1587 106 106-424 568-4161 656-5202 653 0 584-37 1237-37 378-465 406-688 105-1270-670-35-481-71-1151-106z">
            <text:p/>
          </draw:path>
          <draw:path draw:style-name="gr8" draw:text-style-name="P7" draw:layer="layout" svg:width="4.002cm" svg:height="3.027cm" draw:transform="rotate (1.57777764380287) translate (17.3279882208487cm 22.6170734632073cm)" svg:viewBox="0 0 4003 3028" svg:d="M1706 0c549 91 1101 458 1640 318 964-250 605 686 529 1111-102 567-26 1408-688 1534-537 102-1107 83-1640-52-574-146-696-131-1251-400-619-300-169-1763 457-1400l657 147 243-252z">
            <text:p/>
          </draw:path>
          <draw:custom-shape draw:style-name="gr7" draw:text-style-name="P5" draw:layer="layout" svg:width="0.167cm" svg:height="0.195cm" draw:transform="rotate (1.57777764380287) translate (14.137cm 19.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67cm" svg:height="0.195cm" draw:transform="rotate (1.57777764380287) translate (14.07cm 17.94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2" draw:text-style-name="P2" draw:layer="layout" svg:width="4.94cm" svg:height="6.705cm" draw:transform="rotate (-1.77988677118382) translate (18.5014995460067cm 13.277047392257cm)" svg:viewBox="0 0 4941 6706" svg:d="M1356 91c518-131 801-111 1323 0 737 157 474 1661 476 2223 2 540 142 2895 900 2910 451 9 1158 219 779 930-275 516-475 348-1044 446-522 90-1164 0-1587 106-106-424-568-4161-656-5202-653 0-584-37-1237-37-378-465-406-688-105-1270 670-35 481-71 1151-106z">
            <text:p/>
          </draw:path>
          <draw:path draw:style-name="gr8" draw:text-style-name="P7" draw:layer="layout" svg:width="4.002cm" svg:height="3.027cm" draw:transform="rotate (-1.77988677118382) translate (14.3471231243501cm 13.8310292709196cm)" svg:viewBox="0 0 4003 3028" svg:d="M2297 0c-549 91-1101 458-1640 318-964-250-605 686-529 1111 102 567 26 1408 688 1534 537 102 1107 83 1640-52 574-146 696-131 1251-400 619-300 169-1763-457-1400l-657 147-243-252z">
            <text:p/>
          </draw:path>
          <draw:custom-shape draw:style-name="gr7" draw:text-style-name="P5" draw:layer="layout" svg:width="0.167cm" svg:height="0.194cm" draw:transform="rotate (1.77988677118382) translate (17.077cm 15.5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7" draw:text-style-name="P5" draw:layer="layout" svg:width="0.167cm" svg:height="0.194cm" draw:transform="rotate (1.77988677118382) translate (17.489cm 13.822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g>
          <draw:path draw:style-name="gr1" draw:text-style-name="P1" draw:layer="layout" svg:width="2.426cm" svg:height="2.672cm" draw:transform="skewX (0.0631809189221947) rotate (-1.80414684778654) translate (17.2563384719602cm 3.43234442983388cm)" svg:viewBox="0 0 2427 2673" svg:d="M410 0c449 116 443 117 1225 214 525 54 526 133 792 560-266 454-672 1783-1195 1899 38-232 33-359 261-852-437 138-933 736-1157 581 37-348 199-516 560-891-570 20-709 78-896-116 74-310 644-266 1120-582 0-513-767 134-710-813z">
            <text:p/>
          </draw:path>
          <draw:path draw:style-name="gr2" draw:text-style-name="P2" draw:layer="layout" svg:width="3.627cm" svg:height="6.383cm" draw:transform="skewX (-8.04294168025998E-017) rotate (-2.34467531712918) translate (20.9662652053443cm 8.84054415889665cm)" svg:viewBox="0 0 3628 6384" svg:d="M2650 0c612 0 751 0 974 473 56 925-477 952-1225 1337-705 363-787 1603-975 2361-160 643 144 962-241 2213 0 0-1398-132-1154-673 221-2939 601-3439 895-4394 515-735 1169-955 1726-1317z">
            <text:p/>
          </draw:path>
          <draw:custom-shape draw:style-name="gr7" draw:text-style-name="P5" draw:layer="layout" svg:width="0.202cm" svg:height="0.231cm" draw:transform="rotate (-2.34467531712918) translate (18.896cm 9.45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02cm" svg:height="0.231cm" draw:transform="rotate (-2.34467531712918) translate (18.591cm 10.5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" draw:text-style-name="P1" draw:layer="layout" svg:width="2.426cm" svg:height="2.672cm" draw:transform="skewX (-0.0630063859969952) rotate (-0.327772833524535) translate (12.8707372919453cm 8.02826957731363cm)" svg:viewBox="0 0 2427 2673" svg:d="M2017 0c-449 116-443 117-1225 214-525 54-526 133-792 560 266 454 673 1783 1195 1899-37-232-32-359-261-852 437 138 933 736 1157 581-37-348-199-516-560-891 570 20 709 78 896-116-74-310-644-266-1119-582 0-513 766 134 709-813z">
            <text:p/>
          </draw:path>
          <draw:path draw:style-name="gr2" draw:text-style-name="P2" draw:layer="layout" svg:width="3.627cm" svg:height="6.383cm" draw:transform="rotate (0.212755635818109) translate (9.01812132622352cm 3.55669290673812cm)" svg:viewBox="0 0 3628 6384" svg:d="M978 0c-612 0-751 0-974 473-56 925 477 952 1225 1337 705 363 787 1603 975 2361 160 643-144 962 241 2213 0 0 1398-132 1154-673-221-2939-601-3439-895-4394-515-735-1169-955-1726-1317z">
            <text:p/>
          </draw:path>
          <draw:custom-shape draw:style-name="gr7" draw:text-style-name="P5" draw:layer="layout" svg:width="0.202cm" svg:height="0.23cm" draw:transform="rotate (-0.212755635818109) translate (10.79cm 4.215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7" draw:text-style-name="P5" draw:layer="layout" svg:width="0.202cm" svg:height="0.23cm" draw:transform="rotate (-0.212755635818109) translate (9.684cm 3.879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7T09:36:26.555000000</meta:creation-date>
    <dc:date>2016-04-17T10:50:17.332000000</dc:date>
    <meta:editing-duration>PT16M11S</meta:editing-duration>
    <meta:editing-cycles>4</meta:editing-cycles>
    <meta:generator>LibreOffice/5.1.2.2$Windows_x86 LibreOffice_project/d3bf12ecb743fc0d20e0be0c58ca359301eb705f</meta:generator>
    <meta:document-statistic meta:object-count="34"/>
  </office:meta>
</office:document-meta>
</file>